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cm" fo:margin-right="0.132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12cm" style:line-height-at-least="0.688cm" fo:orphans="2" fo:widows="2" fo:text-indent="0cm" style:auto-text-indent="false" fo:padding="0cm" fo:border="none"/>
      <style:text-properties fo:font-variant="normal" fo:text-transform="none" fo:color="#ff0000" fo:letter-spacing="normal"/>
    </style:style>
    <style:style style:name="P4" style:family="paragraph" style:parent-style-name="Text_20_body">
      <style:paragraph-properties fo:margin-left="0cm" fo:margin-right="0cm" fo:margin-top="0cm" fo:margin-bottom="0.212cm" style:line-height-at-least="0.688cm" fo:orphans="2" fo:widows="2" fo:text-indent="0cm" style:auto-text-indent="false" fo:padding="0cm" fo:border="none"/>
      <style:text-properties fo:font-variant="normal" fo:text-transform="none" fo:color="#6d6d6d" fo:letter-spacing="normal"/>
    </style:style>
    <style:style style:name="P5" style:family="paragraph" style:parent-style-name="Text_20_body">
      <style:paragraph-properties fo:margin-top="0cm" fo:margin-bottom="0cm" fo:orphans="2" fo:widows="2" fo:padding="0cm" fo:border="none"/>
      <style:text-properties fo:font-variant="normal" fo:text-transform="none" fo:color="#9a9a9a" fo:letter-spacing="normal"/>
    </style:style>
    <style:style style:name="T1" style:family="text">
      <style:text-properties style:font-name="arial" fo:font-size="10.5pt" fo:font-style="normal" fo:font-weight="bold"/>
    </style:style>
    <style:style style:name="T2" style:family="text">
      <style:text-properties style:font-name="arial" fo:font-size="9pt" fo:font-style="normal" fo:font-weight="normal"/>
    </style:style>
    <style:style style:name="T3" style:family="text">
      <style:text-properties style:font-name="arial" fo:font-size="14pt" fo:font-style="normal" fo:font-weight="normal"/>
    </style:style>
    <style:style style:name="T4" style:family="text">
      <style:text-properties style:font-name-asian="arial" style:font-size-asian="10.5pt" style:font-style-asian="normal" style:font-weight-asian="bold"/>
    </style:style>
    <style:style style:name="T5" style:family="text">
      <style:text-properties style:font-name-asian="arial" style:font-size-asian="14pt" style:font-style-asian="normal" style:font-weight-asian="normal"/>
    </style:style>
    <style:style style:name="T6" style:family="text">
      <style:text-properties fo:font-size="14pt"/>
    </style:style>
    <style:style style:name="T7" style:family="text">
      <style:text-properties fo:color="#ff0000" style:font-name-asian="arial" style:font-size-asian="14pt" style:font-style-asian="normal" style:font-weight-asian="normal"/>
    </style:style>
    <style:style style:name="T8" style:family="text">
      <style:text-properties fo:color="#ff0000" style:font-name="arial" fo:font-size="14pt" fo:font-style="normal" fo:font-weight="normal"/>
    </style:style>
    <style:style style:name="T9" style:family="text">
      <style:text-properties fo:color="#1463c4" style:text-line-through-style="none" style:text-underline-style="none" style:text-blinking="false" style:font-name-asian="arial" style:font-size-asian="14pt" style:font-style-asian="normal" style:font-weight-asian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字符串操作基地</text:p>
      <text:p text:style-name="Standard"/>
      <text:p text:style-name="P1"><text:span text:style-name="T4">常用</text:span><text:span text:style-name="T1">C</text:span><text:span text:style-name="T4">字符串操作函数</text:span></text:p>
      <text:section text:style-name="Sect1" text:name="appShareOpt">
        <text:p text:style-name="P2"/>
      </text:section>
      <text:section text:style-name="Sect2" text:name="app-share-content">
        <text:p text:style-name="P3"><text:span text:style-name="T5">注：文中的几个大小写不敏感比较函数，原文用的是</text:span><text:span text:style-name="T3">stricmp</text:span><text:span text:style-name="T5">等，后来发现</text:span><text:span text:style-name="T3">linux</text:span><text:span text:style-name="T5">的</text:span><text:span text:style-name="T3">std</text:span><text:span text:style-name="T5">库没有，改为</text:span><text:span text:style-name="T3">strcasecmp</text:span><text:span text:style-name="T5">系列。</text:span></text:p>
        <text:p text:style-name="P4"><text:span text:style-name="T7">文章转载自：</text:span><text:span text:style-name="T9">地址</text:span><text:span text:style-name="T7"> </text:span><text:span text:style-name="T8"><text:line-break/></text:span><text:span text:style-name="T7">内容有增删</text:span></text:p>
        <text:p text:style-name="P5"><text:span text:style-name="T5">函数名</text:span><text:span text:style-name="T3">: strcpy<text:line-break/></text:span><text:span text:style-name="T5">功 能</text:span><text:span text:style-name="T3">: </text:span><text:span text:style-name="T5">拷贝一个字符串到另一个字符串</text:span><text:span text:style-name="T3"><text:line-break/></text:span><text:span text:style-name="T5">用 法</text:span><text:span text:style-name="T3">: char *strcpy(char *destin, char *source);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ring.h&gt; <text:line-break/>int main(void) {<text:line-break/>    char string[10];<text:line-break/>char *str1 = "abcdefghi"; <text:line-break/>    stpcpy(string, str1);<text:line-break/>printf("%s\n", string);<text:line-break/>return 0; <text:line-break/>}       <text:line-break/></text:span><text:span text:style-name="T5">函数名</text:span><text:span text:style-name="T3">: strcat<text:line-break/></text:span><text:span text:style-name="T5">功 能</text:span><text:span text:style-name="T3">: </text:span><text:span text:style-name="T5">字符串拼接函数 </text:span><text:span text:style-name="T3"><text:line-break/></text:span><text:span text:style-name="T5">用 法</text:span><text:span text:style-name="T3">: char *strcat(char *destin, char *source);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 {<text:line-break/>char destination[25];<text:line-break/>char *blank = " ",*c = "C++", *Borland = "Borland"; <text:line-break/>   strcpy(destination, Borland);<text:line-break/>   strcat(destination, blank);<text:line-break/>   strcat(destination, c); <text:line-break/>   printf("%s\n", destination);<text:line-break/>   return 0;<text:line-break/>   }       <text:line-break/></text:span><text:span text:style-name="T5">函数名</text:span><text:span text:style-name="T3">: strchr<text:line-break/></text:span><text:span text:style-name="T5">功 能</text:span><text:span text:style-name="T3">: </text:span><text:span text:style-name="T5">在一个串中查找给定字符的第一个匹配之处</text:span><text:span text:style-name="T3">\ <text:line-break/></text:span><text:span text:style-name="T5">用 法</text:span><text:span text:style-name="T3">: char *strchr(char *str, char c);<text:line-break/></text:span><text:span text:style-name="T5">程序例</text:span><text:span text:style-name="T3">: <text:line-break/></text:span><text:span text:style-name="T5">＃</text:span><text:span text:style-name="T3">i nclude &lt;string.h&gt; </text:span><text:span text:style-name="T5">＃</text:span><text:span text:style-name="T3">i nclude &lt;stdio.h&gt; <text:line-break/>int main(void) {<text:line-break/>char string[15];<text:line-break/>char *ptr, c = 'r'; <text:line-break/></text:span><text:soft-page-break/><text:span text:style-name="T3">    strcpy(string, "This is a string");<text:line-break/>ptr = strchr(string, c);<text:line-break/>if (ptr)<text:line-break/>printf("The character %c is at position: %d\n", c, ptr-string);<text:line-break/>else<text:line-break/>printf("The character was not found\n");<text:line-break/>return 0;<text:line-break/>}       <text:line-break/></text:span><text:span text:style-name="T5">函数名</text:span><text:span text:style-name="T3">: strcmp<text:line-break/></text:span><text:span text:style-name="T5">功 能</text:span><text:span text:style-name="T3">: </text:span><text:span text:style-name="T5">串比较</text:span><text:span text:style-name="T3"><text:line-break/></text:span><text:span text:style-name="T5">用 法</text:span><text:span text:style-name="T3">: int strcmp(char *str1, char *str2);<text:line-break/></text:span><text:span text:style-name="T5">看</text:span><text:span text:style-name="T3">Asic</text:span><text:span text:style-name="T5">码，</text:span><text:span text:style-name="T3">str1&gt;str2</text:span><text:span text:style-name="T5">，返回值 </text:span><text:span text:style-name="T3">&gt; 0</text:span><text:span text:style-name="T5">；两串相等，返回</text:span><text:span text:style-name="T3">0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 {<text:line-break/>char *buf1 = "aaa", *buf2 = "bbb", *buf3 = "ccc";<text:line-break/>int ptr; <text:line-break/>    ptr = strcmp(buf2, buf1);<text:line-break/>if (ptr &gt; 0)<text:line-break/>   printf("buffer 2 is greater than buffer 1\n");<text:line-break/>else<text:line-break/>   printf("buffer 2 is less than buffer 1\n"); <text:line-break/>    ptr = strcmp(buf2, buf3);<text:line-break/>if (ptr &gt; 0)<text:line-break/>   printf("buffer 2 is greater than buffer 3\n");<text:line-break/>else<text:line-break/>   printf("buffer 2 is less than buffer 3\n"); <text:line-break/>    return 0;<text:line-break/>}       <text:line-break/></text:span><text:span text:style-name="T5">函数名</text:span><text:span text:style-name="T3">: strncmpi<text:line-break/></text:span><text:span text:style-name="T5">功 能</text:span><text:span text:style-name="T3">: </text:span><text:span text:style-name="T5">将一个串中的一部分与另一个串比较</text:span><text:span text:style-name="T3">, </text:span><text:span text:style-name="T5">不管大小写</text:span><text:span text:style-name="T3"><text:line-break/></text:span><text:span text:style-name="T5">用 法</text:span><text:span text:style-name="T3">: int strncmpi(char *str1, char *str2, unsigned maxlen);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<text:line-break/>{<text:line-break/>   char *buf1 = "BBB", *buf2 = "bbb";<text:line-break/>   int ptr; <text:line-break/>   ptr = strcmpi(buf2, buf1); <text:line-break/>   if (ptr &gt; 0)<text:line-break/>    printf("buffer 2 is greater than buffer 1\n"); <text:line-break/>   if (ptr &lt; 0)<text:line-break/>    printf("buffer 2 is less than buffer 1\n"); <text:line-break/>   if (ptr == 0)<text:line-break/></text:span><text:soft-page-break/><text:span text:style-name="T3">    printf("buffer 2 equals buffer 1\n"); <text:line-break/>   return 0;<text:line-break/>   }       <text:line-break/></text:span><text:span text:style-name="T5">函数名</text:span><text:span text:style-name="T3">: strcpy <text:line-break/></text:span><text:span text:style-name="T5">功 能</text:span><text:span text:style-name="T3">: </text:span><text:span text:style-name="T5">串拷贝 </text:span><text:span text:style-name="T3"><text:line-break/></text:span><text:span text:style-name="T5">用 法</text:span><text:span text:style-name="T3">: char *strcpy(char *str1, char *str2);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 <text:line-break/>int main(void) <text:line-break/>{<text:line-break/>char string[10];<text:line-break/>char *str1 = "abcdefghi"; <text:line-break/>    strcpy(string, str1);<text:line-break/>printf("%s\n", string);<text:line-break/>return 0;<text:line-break/>}       <text:line-break/></text:span><text:span text:style-name="T5">函数名</text:span><text:span text:style-name="T3">: strcspn<text:line-break/></text:span><text:span text:style-name="T5">功 能</text:span><text:span text:style-name="T3">: </text:span><text:span text:style-name="T5">在串中查找第一个给定字符集内容的段</text:span><text:span text:style-name="T3"><text:line-break/></text:span><text:span text:style-name="T5">用 法</text:span><text:span text:style-name="T3">: int strcspn(char *str1, char *str2);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ring.h&gt;<text:line-break/></text:span><text:span text:style-name="T5">＃</text:span><text:span text:style-name="T3">i nclude &lt;alloc.h&gt; <text:line-break/>int main(void) {<text:line-break/>char *string1 = "1234567890";<text:line-break/>char *string2 = "747DC8";<text:line-break/>int length; <text:line-break/>    length = strcspn(string1, string2);<text:line-break/>printf("Character where strings intersect is at position %d\n", length); <text:line-break/>    return 0;<text:line-break/>}       <text:line-break/></text:span><text:span text:style-name="T5">函数名</text:span><text:span text:style-name="T3">: strdup <text:line-break/></text:span><text:span text:style-name="T5">功 能</text:span><text:span text:style-name="T3">: </text:span><text:span text:style-name="T5">将串拷贝到新建的位置处</text:span><text:span text:style-name="T3"><text:line-break/></text:span><text:span text:style-name="T5">用 法</text:span><text:span text:style-name="T3">: char *strdup(char *str);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<text:line-break/></text:span><text:span text:style-name="T5">＃</text:span><text:span text:style-name="T3">i nclude &lt;alloc.h&gt; <text:line-break/>int main(void)<text:line-break/>{    <text:line-break/>char *dup_str, *string = "abcde"; <text:line-break/>    dup_str = strdup(string);<text:line-break/>printf("%s\n", dup_str);<text:line-break/>free(dup_str); <text:line-break/></text:span><text:soft-page-break/><text:span text:style-name="T3">    return 0;<text:line-break/>}       <text:line-break/></text:span><text:span text:style-name="T5">函数名</text:span><text:span text:style-name="T3">: </text:span><text:span text:style-name="T2">strcasecmp<text:line-break/></text:span><text:span text:style-name="T5">功 能</text:span><text:span text:style-name="T3">: </text:span><text:span text:style-name="T5">以大小写不敏感方式比较两个串 </text:span><text:span text:style-name="T3"><text:line-break/></text:span><text:span text:style-name="T5">用 法</text:span><text:span text:style-name="T3">: int </text:span><text:span text:style-name="T2">strcasecmp</text:span><text:span text:style-name="T3">(char *str1, char *str2); 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 <text:line-break/>{   <text:line-break/>   char *buf1 = "BBB", *buf2 = "bbb";<text:line-break/>   int ptr; <text:line-break/>   ptr = </text:span><text:span text:style-name="T2">strcasecmp</text:span><text:span text:style-name="T3">(buf2, buf1); <text:line-break/>   if (ptr &gt; 0)<text:line-break/>    printf("buffer 2 is greater than buffer 1\n"); <text:line-break/>   if (ptr &lt; 0)<text:line-break/>    printf("buffer 2 is less than buffer 1\n"); <text:line-break/>   if (ptr == 0)<text:line-break/>    printf("buffer 2 equals buffer 1\n"); <text:line-break/>   return 0;<text:line-break/>}     <text:line-break/></text:span><text:span text:style-name="T5">函数名</text:span><text:span text:style-name="T3">: strerror<text:line-break/></text:span><text:span text:style-name="T5">功 能</text:span><text:span text:style-name="T3">: </text:span><text:span text:style-name="T5">返回指向错误信息字符串的指针</text:span><text:span text:style-name="T3"><text:line-break/></text:span><text:span text:style-name="T5">用 法</text:span><text:span text:style-name="T3">: char *strerror(int errnum);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errno.h&gt; <text:line-break/>int main(void) <text:line-break/>{   <text:line-break/>char *buffer;    <text:line-break/>buffer = strerror(errno);    <text:line-break/>printf("Error: %s\n", buffer);    <text:line-break/>return 0; <text:line-break/>}       <text:line-break/></text:span><text:span text:style-name="T5">函数名</text:span><text:span text:style-name="T3">: </text:span><text:span text:style-name="T2">strcasecmp </text:span><text:span text:style-name="T3"><text:line-break/></text:span><text:span text:style-name="T5">功 能</text:span><text:span text:style-name="T3">: </text:span><text:span text:style-name="T5">将一个串与另一个比较</text:span><text:span text:style-name="T3">, </text:span><text:span text:style-name="T5">不管大小写</text:span><text:span text:style-name="T3"><text:line-break/></text:span><text:span text:style-name="T5">用 法</text:span><text:span text:style-name="T3">: int </text:span><text:span text:style-name="T2">strcasecmp</text:span><text:span text:style-name="T3">(char *str1, char *str2); 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<text:line-break/>{    <text:line-break/>   char *buf1 = "BBB", *buf2 = "bbb";<text:line-break/>   int ptr; <text:line-break/>   ptr = </text:span><text:span text:style-name="T2">strcasecmp</text:span><text:span text:style-name="T3">(buf2, buf1); <text:line-break/></text:span><text:soft-page-break/><text:span text:style-name="T3">   if (ptr &gt; 0)<text:line-break/>    printf("buffer 2 is greater than buffer 1\n"); <text:line-break/>   if (ptr &lt; 0) <text:line-break/>    printf("buffer 2 is less than buffer 1\n"); <text:line-break/>   if (ptr == 0)<text:line-break/>    printf("buffer 2 equals buffer 1\n"); <text:line-break/>   return 0; }       <text:line-break/></text:span><text:span text:style-name="T5">函数名</text:span><text:span text:style-name="T3">: strncmp<text:line-break/></text:span><text:span text:style-name="T5">功 能</text:span><text:span text:style-name="T3">: </text:span><text:span text:style-name="T5">串比较</text:span><text:span text:style-name="T3"><text:line-break/></text:span><text:span text:style-name="T5">用 法</text:span><text:span text:style-name="T3">: int strncmp(char *str1, char *str2, int maxlen);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 <text:line-break/>{    <text:line-break/>   char *buf1 = "aaabbb", *buf2 = "bbbccc", *buf3 = "ccc";<text:line-break/>   int ptr; <text:line-break/>   ptr = strncmp(buf2,buf1,3); <text:line-break/>   if (ptr &gt; 0) <text:line-break/>    printf("buffer 2 is greater than buffer 1\n"); <text:line-break/>   else    <text:line-break/>    printf("buffer 2 is less than buffer 1\n"); <text:line-break/>   ptr = strncmp(buf2,buf3,3);<text:line-break/><text:line-break/>   if (ptr &gt; 0)    <text:line-break/>    printf("buffer 2 is greater than buffer 3\n"); <text:line-break/>   else   <text:line-break/>    printf("buffer 2 is less than buffer 3\n"); <text:line-break/><text:line-break/>   return(0);<text:line-break/>   }     <text:line-break/></text:span><text:span text:style-name="T5">函数名</text:span><text:span text:style-name="T3">: </text:span><text:span text:style-name="T2">strncasecmp </text:span><text:span text:style-name="T3"><text:line-break/></text:span><text:span text:style-name="T5">功 能</text:span><text:span text:style-name="T3">: </text:span><text:span text:style-name="T5">把串中的一部分与另一串中的一部分比较</text:span><text:span text:style-name="T3">, </text:span><text:span text:style-name="T5">不管大小写 </text:span><text:span text:style-name="T3"><text:line-break/></text:span><text:span text:style-name="T5">用 法</text:span><text:span text:style-name="T3">: int </text:span><text:span text:style-name="T2">strncasecmp</text:span><text:span text:style-name="T3">(char *str1, char *str2); 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 <text:line-break/>{<text:line-break/>   char *buf1 = "BBBccc", *buf2 = "bbbccc";<text:line-break/>   int ptr; <text:line-break/>   ptr = </text:span><text:span text:style-name="T2">strncasecmp</text:span><text:span text:style-name="T3">(buf2,buf1,3); <text:line-break/>   if (ptr &gt; 0)<text:line-break/>    printf("buffer 2 is greater than buffer 1\n"); <text:line-break/>   if (ptr &lt; 0)<text:line-break/></text:span><text:soft-page-break/><text:span text:style-name="T3">    printf("buffer 2 is less than buffer 1\n"); <text:line-break/>   if (ptr == 0) <text:line-break/>    printf("buffer 2 equals buffer 1\n"); <text:line-break/>   return 0; <text:line-break/>   }     <text:line-break/></text:span><text:span text:style-name="T5">函数名</text:span><text:span text:style-name="T3">: strncpy <text:line-break/></text:span><text:span text:style-name="T5">功 能</text:span><text:span text:style-name="T3">: </text:span><text:span text:style-name="T5">串拷贝 </text:span><text:span text:style-name="T3"><text:line-break/></text:span><text:span text:style-name="T5">用 法</text:span><text:span text:style-name="T3">: char *strncpy(char *destin, char *source, int maxlen); 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 <text:line-break/>int main(void)<text:line-break/>{ <text:line-break/>   char string[10];   <text:line-break/>   char *str1 = "abcdefghi"; <text:line-break/>   strncpy(string, str1, 3);<text:line-break/>   string[3] = '\0'; <text:line-break/>   printf("%s\n", string); <text:line-break/>   return 0;<text:line-break/>}     <text:line-break/></text:span><text:span text:style-name="T5">函数名</text:span><text:span text:style-name="T3">: strnicmp<text:line-break/></text:span><text:span text:style-name="T5">功 能</text:span><text:span text:style-name="T3">: </text:span><text:span text:style-name="T5">不注重大小写地比较两个串</text:span><text:span text:style-name="T3"><text:line-break/></text:span><text:span text:style-name="T5">用 法</text:span><text:span text:style-name="T3">: int strnicmp(char *str1, char *str2, unsigned maxlen);<text:line-break/></text:span><text:span text:style-name="T5">程序例</text:span><text:span text:style-name="T3">: <text:line-break/></text:span><text:span text:style-name="T5">＃</text:span><text:span text:style-name="T3">i nclude &lt;string.h&gt; <text:line-break/></text:span><text:span text:style-name="T5">＃</text:span><text:span text:style-name="T3">i nclude &lt;stdio.h&gt; <text:line-break/>int main(void)<text:line-break/>{<text:line-break/>   char *buf1 = "BBBccc", *buf2 = "bbbccc";<text:line-break/>   int ptr; <text:line-break/>   ptr = strnicmp(buf2, buf1, 3); <text:line-break/>   if (ptr &gt; 0)<text:line-break/>    printf("buffer 2 is greater than buffer 1\n"); <text:line-break/>   if (ptr &lt; 0) <text:line-break/>    printf("buffer 2 is less than buffer 1\n"); <text:line-break/>   if (ptr == 0) <text:line-break/>    printf("buffer 2 equals buffer 1\n"); <text:line-break/>   return 0; <text:line-break/>}       <text:line-break/></text:span><text:span text:style-name="T5">函数名</text:span><text:span text:style-name="T3">: strnset <text:line-break/></text:span><text:span text:style-name="T5">功 能</text:span><text:span text:style-name="T3">: </text:span><text:span text:style-name="T5">将一个串中的所有字符都设为指定字符</text:span><text:span text:style-name="T3"><text:line-break/></text:span><text:span text:style-name="T5">用 法</text:span><text:span text:style-name="T3">: char *strnset(char *str, char ch, unsigned n); 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 <text:line-break/></text:span><text:soft-page-break/><text:span text:style-name="T3">int main(void) <text:line-break/>{   <text:line-break/>   char *string = "abcdefghijklmnopqrstuvwxyz"; <text:line-break/>   char letter = 'x'; <text:line-break/>   printf("string before strnset: %s\n", string); <text:line-break/>   strnset(string, letter, 13); <text:line-break/>   printf("string after strnset: %s\n", string); <text:line-break/>   return 0; <text:line-break/>}     <text:line-break/></text:span><text:span text:style-name="T5">函数名</text:span><text:span text:style-name="T3">: strpbrk<text:line-break/></text:span><text:span text:style-name="T5">功 能</text:span><text:span text:style-name="T3">: </text:span><text:span text:style-name="T5">在串中查找给定字符集中的字符</text:span><text:span text:style-name="T3"><text:line-break/></text:span><text:span text:style-name="T5">用 法</text:span><text:span text:style-name="T3">: char *strpbrk(char *str1, char *str2); 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ring.h&gt; <text:line-break/>int main(void) <text:line-break/>{   <text:line-break/>char *string1 = "abcdefghijklmnopqrstuvwxyz";<text:line-break/>char *string2 = "onm";<text:line-break/>char *ptr; <text:line-break/>    ptr = strpbrk(string1, string2); <text:line-break/>   if (ptr)   <text:line-break/>    printf("strpbrk found first character: %c\n", *ptr); <text:line-break/>   else <text:line-break/>    printf("strpbrk didn't find character in set\n"); <text:line-break/>   return 0;<text:line-break/>}       <text:line-break/></text:span><text:span text:style-name="T5">函数名</text:span><text:span text:style-name="T3">: strrchr <text:line-break/></text:span><text:span text:style-name="T5">功 能</text:span><text:span text:style-name="T3">: </text:span><text:span text:style-name="T5">在串中查找指定字符的最后一个出现</text:span><text:span text:style-name="T3"><text:line-break/></text:span><text:span text:style-name="T5">用 法</text:span><text:span text:style-name="T3">: char *strrchr(char *str, char c);<text:line-break/></text:span><text:span text:style-name="T5">程序例</text:span><text:span text:style-name="T3">: <text:line-break/></text:span><text:span text:style-name="T5">＃</text:span><text:span text:style-name="T3">i nclude &lt;string.h&gt; <text:line-break/></text:span><text:span text:style-name="T5">＃</text:span><text:span text:style-name="T3">i nclude &lt;stdio.h&gt; <text:line-break/>int main(void) <text:line-break/>{<text:line-break/>char string[15]; <text:line-break/>char *ptr, c = 'r'; <text:line-break/>    strcpy(string, "This is a string");<text:line-break/>ptr = strrchr(string, c); <text:line-break/>if (ptr)     <text:line-break/>printf("The character %c is at position: %d\n", c, ptr-string); <text:line-break/>else   <text:line-break/>printf("The character was not found\n");   <text:line-break/>return 0; <text:line-break/>}       <text:line-break/></text:span><text:soft-page-break/><text:span text:style-name="T5">函数名</text:span><text:span text:style-name="T3">: strrev <text:line-break/></text:span><text:span text:style-name="T5">功 能</text:span><text:span text:style-name="T3">: </text:span><text:span text:style-name="T5">串倒转 </text:span><text:span text:style-name="T3"><text:line-break/></text:span><text:span text:style-name="T5">用 法</text:span><text:span text:style-name="T3">: char *strrev(char *str);<text:line-break/></text:span><text:span text:style-name="T5">程序例</text:span><text:span text:style-name="T3">: <text:line-break/></text:span><text:span text:style-name="T5">＃</text:span><text:span text:style-name="T3">i nclude &lt;string.h&gt;<text:line-break/></text:span><text:span text:style-name="T5">＃</text:span><text:span text:style-name="T3">i nclude &lt;stdio.h&gt; <text:line-break/>int main(void)<text:line-break/>{   <text:line-break/>   char *forward = "string"; <text:line-break/>   printf("Before strrev(): %s\n", forward);<text:line-break/>   strrev(forward);<text:line-break/>   printf("After strrev(): %s\n", forward); <text:line-break/>   return 0; <text:line-break/>}   <text:line-break/></text:span><text:span text:style-name="T5">函数名</text:span><text:span text:style-name="T3">: strset <text:line-break/></text:span><text:span text:style-name="T5">功 能</text:span><text:span text:style-name="T3">: </text:span><text:span text:style-name="T5">将一个串中的所有字符都设为指定字符 </text:span><text:span text:style-name="T3"><text:line-break/></text:span><text:span text:style-name="T5">用 法</text:span><text:span text:style-name="T3">: char *strset(char *str, char c); 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ring.h&gt; <text:line-break/>int main(void) { <text:line-break/>char string[10] = "123456789"; <text:line-break/>char symbol = 'c'; <text:line-break/>   printf("Before strset(): %s\n", string);<text:line-break/>   strset(string, symbol); <text:line-break/>   printf("After strset(): %s\n", string);<text:line-break/>   return 0; <text:line-break/>}       <text:line-break/></text:span><text:span text:style-name="T5">函数名</text:span><text:span text:style-name="T3">: strspn <text:line-break/></text:span><text:span text:style-name="T5">功 能</text:span><text:span text:style-name="T3">: </text:span><text:span text:style-name="T5">在串中查找指定字符集的子集的第一次出现 </text:span><text:span text:style-name="T3"><text:line-break/></text:span><text:span text:style-name="T5">用 法</text:span><text:span text:style-name="T3">: int strspn(char *str1, char *str2); 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<text:line-break/></text:span><text:span text:style-name="T5">＃</text:span><text:span text:style-name="T3">i nclude &lt;alloc.h&gt; <text:line-break/>int main(void) <text:line-break/>{   <text:line-break/>   char *string1 = "1234567890"; <text:line-break/>   char *string2 = "123DC8"; <text:line-break/>   int length; <text:line-break/>   length = strspn(string1, string2); <text:line-break/>   printf("Character where strings differ is at position %d\n", length); <text:line-break/>   return 0; <text:line-break/>}     <text:line-break/></text:span><text:span text:style-name="T5">函数名</text:span><text:span text:style-name="T3">: strstr <text:line-break/></text:span><text:soft-page-break/><text:span text:style-name="T5">功 能</text:span><text:span text:style-name="T3">: </text:span><text:span text:style-name="T5">在串中查找指定字符串的第一次出现 </text:span><text:span text:style-name="T3"><text:line-break/></text:span><text:span text:style-name="T5">用 法</text:span><text:span text:style-name="T3">: char *strstr(char *str1, char *str2);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ring.h&gt; <text:line-break/>int main(void)<text:line-break/>{   <text:line-break/>   char *str1 = "Borland International", *str2 = "nation", *ptr; <text:line-break/>   ptr = strstr(str1, str2);   <text:line-break/>   printf("The substring is: %s\n", ptr); <text:line-break/>   return 0; }     <text:line-break/></text:span><text:span text:style-name="T5">函数名</text:span><text:span text:style-name="T3">: strtod <text:line-break/></text:span><text:span text:style-name="T5">功 能</text:span><text:span text:style-name="T3">: </text:span><text:span text:style-name="T5">将字符串转换为</text:span><text:span text:style-name="T3">double</text:span><text:span text:style-name="T5">型值</text:span><text:span text:style-name="T3"><text:line-break/></text:span><text:span text:style-name="T5">用 法</text:span><text:span text:style-name="T3">: double strtod(char *str, char **endptr);<text:line-break/></text:span><text:span text:style-name="T5">程序例</text:span><text:span text:style-name="T3">: <text:line-break/></text:span><text:span text:style-name="T5">＃</text:span><text:span text:style-name="T3">i nclude &lt;stdio.h&gt; <text:line-break/></text:span><text:span text:style-name="T5">＃</text:span><text:span text:style-name="T3">i nclude &lt;stdlib.h&gt; <text:line-break/>int main(void) <text:line-break/>{<text:line-break/>   char input[80], *endptr; <text:line-break/>   double ; <text:line-break/>   printf("Enter a floating point number:");<text:line-break/>   gets(input);<text:line-break/>   = strtod(input, &amp;endptr); <text:line-break/>   printf("The string is %s the number is %lf\n", input, );<text:line-break/>   return 0; <text:line-break/>}       <text:line-break/></text:span><text:span text:style-name="T5">函数名</text:span><text:span text:style-name="T3">: strtok<text:line-break/></text:span><text:span text:style-name="T5">功 能</text:span><text:span text:style-name="T3">: </text:span><text:span text:style-name="T5">查找由在第二个串中指定的分界符分隔开的单词</text:span><text:span text:style-name="T3"><text:line-break/></text:span><text:span text:style-name="T5">用 法</text:span><text:span text:style-name="T3">: char *strtok(char *str1, char *str2); <text:line-break/></text:span><text:span text:style-name="T5">程序例</text:span><text:span text:style-name="T3">: <text:line-break/></text:span><text:span text:style-name="T5">＃</text:span><text:span text:style-name="T3">i nclude &lt;string.h&gt; <text:line-break/></text:span><text:span text:style-name="T5">＃</text:span><text:span text:style-name="T3">i nclude &lt;stdio.h&gt; <text:line-break/>int main(void)<text:line-break/>{ <text:line-break/>char input[16] = "abc,d";<text:line-break/>char *p; <text:line-break/>   /* strtok places a NULL terminator    in front of the token, if found */<text:line-break/>   p = strtok(input, ",");<text:line-break/>   if (p)<text:line-break/>    printf("%s\n", p); <text:line-break/>   /* A second call to strtok using a NULL<text:line-break/>   as the first parameter returns a pointer<text:line-break/>   to the character following the token <text:line-break/>   */<text:line-break/></text:span><text:soft-page-break/><text:span text:style-name="T3">   p = strtok(NULL, ","); <text:line-break/>   if (p)<text:line-break/>   printf("%s\n", p);<text:line-break/>   return 0;<text:line-break/>}       <text:line-break/></text:span><text:span text:style-name="T5">函数名</text:span><text:span text:style-name="T3">: strtol <text:line-break/></text:span><text:span text:style-name="T5">功 能</text:span><text:span text:style-name="T3">: </text:span><text:span text:style-name="T5">将串转换为长整数</text:span><text:span text:style-name="T3"><text:line-break/></text:span><text:span text:style-name="T5">用 法</text:span><text:span text:style-name="T3">: long strtol(char *str, char **endptr, int base); <text:line-break/></text:span><text:span text:style-name="T5">程序例</text:span><text:span text:style-name="T3">: <text:line-break/></text:span><text:span text:style-name="T5">＃</text:span><text:span text:style-name="T3">i nclude &lt;stdlib.h&gt;<text:line-break/></text:span><text:span text:style-name="T5">＃</text:span><text:span text:style-name="T3">i nclude &lt;stdio.h&gt; <text:line-break/>int main(void) <text:line-break/>{   <text:line-break/>    char *string = "87654321", *endptr;<text:line-break/>long lnumber; <text:line-break/>   /* strtol converts string to long integer */<text:line-break/>   lnumber = strtol(string, &amp;endptr, 10);<text:line-break/>   printf("string = %s long = %ld\n", string, lnumber); <text:line-break/>   return 0;<text:line-break/>}   <text:line-break/></text:span><text:span text:style-name="T5">函数名</text:span><text:span text:style-name="T3">: strupr <text:line-break/></text:span><text:span text:style-name="T5">功 能</text:span><text:span text:style-name="T3">: </text:span><text:span text:style-name="T5">将串中的小写字母转换为大写字母 </text:span><text:span text:style-name="T3"><text:line-break/></text:span><text:span text:style-name="T5">用 法</text:span><text:span text:style-name="T3">: char *strupr(char *str); <text:line-break/></text:span><text:span text:style-name="T5">程序例</text:span><text:span text:style-name="T3">: <text:line-break/></text:span><text:span text:style-name="T5">＃</text:span><text:span text:style-name="T3">i nclude &lt;stdio.h&gt;<text:line-break/></text:span><text:span text:style-name="T5">＃</text:span><text:span text:style-name="T3">i nclude &lt;string.h&gt; <text:line-break/>int main(void) <text:line-break/>{    <text:line-break/>   char *string = "abcdefghijklmnopqrstuvwxyz", *ptr; <text:line-break/>   /* converts string to upper case characters */<text:line-break/>   ptr = strupr(string);    printf("%s\n", ptr);<text:line-break/>   return 0; <text:line-break/>}       <text:line-break/></text:span><text:span text:style-name="T5">函数名</text:span><text:span text:style-name="T3">: swab <text:line-break/></text:span><text:span text:style-name="T5">功 能</text:span><text:span text:style-name="T3">: </text:span><text:span text:style-name="T5">交换字节 </text:span><text:span text:style-name="T3"><text:line-break/></text:span><text:span text:style-name="T5">用 法</text:span><text:span text:style-name="T3">: void swab (char *from, char *to, int nbytes);<text:line-break/></text:span><text:span text:style-name="T5">程序例</text:span><text:span text:style-name="T3">: <text:line-break/></text:span><text:span text:style-name="T5">＃</text:span><text:span text:style-name="T3">i nclude &lt;stdlib.h&gt; <text:line-break/></text:span><text:span text:style-name="T5">＃</text:span><text:span text:style-name="T3">i nclude &lt;stdio.h&gt; <text:line-break/></text:span><text:span text:style-name="T5">＃</text:span><text:span text:style-name="T3">i nclude &lt;string.h&gt; <text:line-break/>char source[15] = "rFna koBlrna d"; char target[15]; <text:line-break/>int main(void) { <text:line-break/>swab(source, target, strlen(source));<text:line-break/>printf("This is target: %s\n", target);<text:line-break/></text:span><text:soft-page-break/><text:span text:style-name="T3">return 0; <text:line-break/>} 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2-05-04T09:33:03</meta:creation-date>
    <dc:date>2012-05-04T09:33:31</dc:date>
    <dc:creator>Administrator </dc:creator>
    <meta:editing-duration>PT9S</meta:editing-duration>
    <meta:editing-cycles>2</meta:editing-cycles>
    <meta:generator>LibreOffice/3.5$Linux_x86 LibreOffice_project/350m1$Build-202</meta:generator>
    <meta:document-statistic meta:table-count="0" meta:image-count="0" meta:object-count="0" meta:page-count="11" meta:paragraph-count="5" meta:word-count="1765" meta:character-count="10368" meta:non-whitespace-character-count="8030"/>
  </office:meta>
</office:document-meta>
</file>